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43cm" style:rel-column-width="7873*"/>
    </style:style>
    <style:style style:name="Table1.B" style:family="table-column">
      <style:table-column-properties style:column-width="7.675cm" style:rel-column-width="29585*"/>
    </style:style>
    <style:style style:name="Table1.C" style:family="table-column">
      <style:table-column-properties style:column-width="2.454cm" style:rel-column-width="9458*"/>
    </style:style>
    <style:style style:name="Table1.D" style:family="table-column">
      <style:table-column-properties style:column-width="4.83cm" style:rel-column-width="186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Firmas" style:family="table">
      <style:table-properties style:width="17cm" table:align="margins"/>
    </style:style>
    <style:style style:name="Firmas.A" style:family="table-column">
      <style:table-column-properties style:column-width="8.5cm" style:rel-column-width="32767*"/>
    </style:style>
    <style:style style:name="Firmas.B" style:family="table-column">
      <style:table-column-properties style:column-width="8.5cm" style:rel-column-width="32768*"/>
    </style:style>
    <style:style style:name="Firmas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043cm" style:rel-column-width="7873*"/>
    </style:style>
    <style:style style:name="Table4.B" style:family="table-column">
      <style:table-column-properties style:column-width="7.675cm" style:rel-column-width="29585*"/>
    </style:style>
    <style:style style:name="Table4.C" style:family="table-column">
      <style:table-column-properties style:column-width="2.454cm" style:rel-column-width="9458*"/>
    </style:style>
    <style:style style:name="Table4.D" style:family="table-column">
      <style:table-column-properties style:column-width="4.83cm" style:rel-column-width="186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 fo:background-color="#83caff">
        <style:background-image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 fo:background-color="#ffff66">
        <style:background-image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 fo:padding="0cm" fo:border="none" style:shadow="none" style:join-border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8" style:family="paragraph" style:parent-style-name="Standard" style:master-page-name="">
      <style:paragraph-properties fo:text-align="start" style:justify-single-word="false" style:page-number="auto" fo:padding="0cm" fo:border="none" style:shadow="none" style:join-border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start" style:justify-single-word="false" fo:padding="0cm" fo:border="none" style:shadow="none" style:join-border="fals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nomina in o.slip_ids&quot;&gt;">&lt;for each="nomina in o.slip_ids"&gt;</text:text-input></text:p>
      <text:p text:style-name="P2">Rol de Pagos</text:p>
      <text:p text:style-name="P2">Compañía:<text:text-input text:description="&lt;nomina.employee_id.company_id.name&gt;">Compañia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Nombre:</text:p>
          </table:table-cell>
          <table:table-cell table:style-name="Table1.A1" office:value-type="string">
            <text:p text:style-name="P10"><text:text-input text:description="&lt;get_name(nomina.employee_id)&gt;">Nombre Empleado</text:text-input></text:p>
          </table:table-cell>
          <table:table-cell table:style-name="Table1.A1" office:value-type="string">
            <text:p text:style-name="P9">C.I:</text:p>
          </table:table-cell>
          <table:table-cell table:style-name="Table1.D1" office:value-type="string">
            <text:p text:style-name="P10"><text:text-input text:description="&lt;nomina.employee_id.identification_id&gt;">Cédula/Pasaporte</text:text-input></text:p>
          </table:table-cell>
        </table:table-row>
        <table:table-row>
          <table:table-cell table:style-name="Table1.A2" office:value-type="string">
            <text:p text:style-name="P9">Desde:</text:p>
          </table:table-cell>
          <table:table-cell table:style-name="Table1.A2" office:value-type="string">
            <text:p text:style-name="P10"><text:text-input text:description="&lt;nomina.date_from&gt;">Fecha Desde</text:text-input></text:p>
          </table:table-cell>
          <table:table-cell table:style-name="Table1.A2" office:value-type="string">
            <text:p text:style-name="P9">Hasta:</text:p>
          </table:table-cell>
          <table:table-cell table:style-name="Table1.D2" office:value-type="string">
            <text:p text:style-name="P10"><text:text-input text:description="&lt;nomina.date_to&gt;">Fecha Hasta</text:text-input></text:p>
          </table:table-cell>
        </table:table-row>
        <table:table-row>
          <table:table-cell table:style-name="Table1.A2" office:value-type="string">
            <text:p text:style-name="P9">Cargo:</text:p>
          </table:table-cell>
          <table:table-cell table:style-name="Table1.A2" office:value-type="string">
            <text:p text:style-name="P10"><text:text-input text:description="&lt;nomina.contract_id.job_id.name or ''&gt;">Puesto</text:text-input></text:p>
          </table:table-cell>
          <table:table-cell table:style-name="Table1.A2" office:value-type="string">
            <text:p text:style-name="P9">Referencia:</text:p>
          </table:table-cell>
          <table:table-cell table:style-name="Table1.D2" office:value-type="string">
            <text:p text:style-name="P10"><text:text-input text:description="&lt;nomina.number&gt;">Referencia</text:text-input>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5">Ingresos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for each=&quot;line in nomina.line_ids&quot;&gt;">&lt;for each="linei in ingresos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(line.salary_rule_id.category_id.type == 'input' and line.salary_rule_id.category_id.code != 'CONT')&quot;&gt;">&lt;if test="(line.salary_rule_id.category_id.type == 'input' and line.salary_rule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13"><text:text-input text:description="&lt;line.name&gt;">Nombre-I</text:text-input></text:p>
          </table:table-cell>
          <table:table-cell table:style-name="Table3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(line.extra_i_o_id.category_id.type == 'input' and line.extra_i_o_id.category_id.code != 'CONT')&quot;&gt;">&lt;if test="(line.extra_i_o_id.category_id.type == 'input' and line.extra_i_o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13"><text:text-input text:description="&lt;line.name&gt;">Nombre-I</text:text-input></text:p>
          </table:table-cell>
          <table:table-cell table:style-name="Table3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/for&gt;">&lt;/for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6">Egresos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for each=&quot;line in nomina.line_ids&quot;&gt;">&lt;for each="linee in egresos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(line.salary_rule_id.category_id.type == 'output' and line.salary_rule_id.category_id.code != 'CONT')&quot;&gt;">&lt;if test="(line.salary_rule_id.category_id.type == 'output' and line.salary_rule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13"><text:text-input text:description="&lt;line.name&gt;">Name-E</text:text-input></text:p>
          </table:table-cell>
          <table:table-cell table:style-name="Table3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if test=&quot;(line.extra_i_o_id.category_id.type == 'output' and line.extra_i_o_id.category_id.code != 'CONT')&quot;&gt;">&lt;if test="(line.extra_i_o_id.category_id.type == 'output' and line.extra_i_o_id.category_id.code != 'CONT')"&gt;</text:text-input></text:p>
          </table:table-cell>
          <table:covered-table-cell/>
        </table:table-row>
        <table:table-row>
          <table:table-cell table:style-name="Table3.A5" office:value-type="string">
            <text:p text:style-name="P13"><text:text-input text:description="&lt;line.name&gt;">Name-E</text:text-input></text:p>
          </table:table-cell>
          <table:table-cell table:style-name="Table3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2"><text:text-input text:description="&lt;/for&gt;">&lt;/for&gt;</text:text-input>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<text:span text:style-name="T1">Total a Recibir : <text:s text:c="3"/></text:span>$<text:span text:style-name="T1"><text:text-input text:description="&lt;nomina.payslip_net&gt;">Neto</text:text-input></text:span></text:p>
          </table:table-cell>
        </table:table-row>
      </table:table>
      <text:p text:style-name="P5"/>
      <text:p text:style-name="P4"/>
      <text:p text:style-name="P4"/>
      <table:table table:name="Firmas" table:style-name="Firmas">
        <table:table-column table:style-name="Firmas.A"/>
        <table:table-column table:style-name="Firmas.B"/>
        <table:table-row>
          <table:table-cell table:style-name="Firmas.A1" office:value-type="string">
            <text:p text:style-name="P14">___________________________</text:p>
            <text:p text:style-name="P14">Firma Autorizada</text:p>
          </table:table-cell>
          <table:table-cell table:style-name="Firmas.A1" office:value-type="string">
            <text:p text:style-name="P6">____________________________</text:p>
            <text:p text:style-name="P6">Recibí Conforme</text:p>
            <text:p text:style-name="P11"><text:text-input text:description="&lt;get_name(nomina.employee_id)&gt;">Nombre Empleado</text:text-input></text:p>
            <text:p text:style-name="P11">C.I: <text:text-input text:description="&lt;nomina.employee_id.identification_id&gt;">Cédula/Pasaporte</text:text-input></text:p>
          </table:table-cell>
        </table:table-row>
      </table:table>
      <text:p text:style-name="P8"/>
      <text:p text:style-name="P2">Rol de Pagos</text:p>
      <text:p text:style-name="P2">Compañía:<text:text-input text:description="&lt;nomina.employee_id.company_id.name&gt;">Compañia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Nombre:</text:p>
          </table:table-cell>
          <table:table-cell table:style-name="Table4.A1" office:value-type="string">
            <text:p text:style-name="P10"><text:text-input text:description="&lt;get_name(nomina.employee_id)&gt;">Nombre Empleado</text:text-input></text:p>
          </table:table-cell>
          <table:table-cell table:style-name="Table4.A1" office:value-type="string">
            <text:p text:style-name="P9">C.I:</text:p>
          </table:table-cell>
          <table:table-cell table:style-name="Table4.D1" office:value-type="string">
            <text:p text:style-name="P10"><text:text-input text:description="&lt;nomina.employee_id.identification_id&gt;">Cédula/Pasaporte</text:text-input></text:p>
          </table:table-cell>
        </table:table-row>
        <table:table-row>
          <table:table-cell table:style-name="Table4.A2" office:value-type="string">
            <text:p text:style-name="P9">Desde:</text:p>
          </table:table-cell>
          <table:table-cell table:style-name="Table4.A2" office:value-type="string">
            <text:p text:style-name="P10"><text:text-input text:description="&lt;nomina.date_from&gt;">Fecha Desde</text:text-input></text:p>
          </table:table-cell>
          <table:table-cell table:style-name="Table4.A2" office:value-type="string">
            <text:p text:style-name="P9">Hasta:</text:p>
          </table:table-cell>
          <table:table-cell table:style-name="Table4.D2" office:value-type="string">
            <text:p text:style-name="P10"><text:text-input text:description="&lt;nomina.date_to&gt;">Fecha Hasta</text:text-input></text:p>
          </table:table-cell>
        </table:table-row>
        <table:table-row>
          <table:table-cell table:style-name="Table4.A2" office:value-type="string">
            <text:p text:style-name="P9">Cargo:</text:p>
          </table:table-cell>
          <table:table-cell table:style-name="Table4.A2" office:value-type="string">
            <text:p text:style-name="P10"><text:text-input text:description="&lt;nomina.contract_id.job_id.name or ''&gt;">Puesto</text:text-input></text:p>
          </table:table-cell>
          <table:table-cell table:style-name="Table4.A2" office:value-type="string">
            <text:p text:style-name="P9">Referencia:</text:p>
          </table:table-cell>
          <table:table-cell table:style-name="Table4.D2" office:value-type="string">
            <text:p text:style-name="P10"><text:text-input text:description="&lt;nomina.number&gt;">Referencia</text:text-input></text:p>
          </table:table-cell>
        </table:table-row>
      </table:table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5">Ingresos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for each=&quot;line in nomina.line_ids&quot;&gt;">&lt;for each="linei in ingresos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if test=&quot;line.salary_rule_id&quot;&gt;">&lt;if test="line.salary_rule_id"&gt;</text:text-input></text:p>
          </table:table-cell>
          <table:covered-table-cell/>
        </table:table-row>
        <text:soft-page-break/>
        <table:table-row>
          <table:table-cell table:style-name="Tabla1.A2" table:number-columns-spanned="2" office:value-type="string">
            <text:p text:style-name="P12"><text:text-input text:description="&lt;if test=&quot;(line.salary_rule_id.category_id.type == 'input' and line.salary_rule_id.category_id.code != 'CONT')&quot;&gt;">&lt;if test="(line.salary_rule_id.category_id.type == 'input' and line.salary_rule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13"><text:text-input text:description="&lt;line.name&gt;">Nombre-I</text:text-input></text:p>
          </table:table-cell>
          <table:table-cell table:style-name="Tabla1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if test=&quot;(line.extra_i_o_id.category_id.type == 'input' and line.extra_i_o_id.category_id.code != 'CONT')&quot;&gt;">&lt;if test="(line.extra_i_o_id.category_id.type == 'input' and line.extra_i_o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13"><text:text-input text:description="&lt;line.name&gt;">Nombre-I</text:text-input></text:p>
          </table:table-cell>
          <table:table-cell table:style-name="Tabla1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/for&gt;">&lt;/for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6">Egresos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for each=&quot;line in nomina.line_ids&quot;&gt;">&lt;for each="linee in egresos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if test=&quot;line.salary_rule_id&quot;&gt;">&lt;if test="line.salary_rule_id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if test=&quot;(line.salary_rule_id.category_id.type == 'output' and line.salary_rule_id.category_id.code != 'CONT')&quot;&gt;">&lt;if test="(line.salary_rule_id.category_id.type == 'output' and line.salary_rule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13"><text:text-input text:description="&lt;line.name&gt;">Name-E</text:text-input></text:p>
          </table:table-cell>
          <table:table-cell table:style-name="Tabla1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if test=&quot;line.extra_i_o_id&quot;&gt;">&lt;if test="line.extra_i_o_id"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if test=&quot;(line.extra_i_o_id.category_id.type == 'output' and line.extra_i_o_id.category_id.code != 'CONT')&quot;&gt;">&lt;if test="(line.extra_i_o_id.category_id.type == 'output' and line.extra_i_o_id.category_id.code != 'CONT')"&gt;</text:text-input></text:p>
          </table:table-cell>
          <table:covered-table-cell/>
        </table:table-row>
        <table:table-row>
          <table:table-cell table:style-name="Tabla1.A5" office:value-type="string">
            <text:p text:style-name="P13"><text:text-input text:description="&lt;line.name&gt;">Name-E</text:text-input></text:p>
          </table:table-cell>
          <table:table-cell table:style-name="Tabla1.A2" office:value-type="string">
            <text:p text:style-name="P13"><text:text-input text:description="&lt;line.total&gt;">Total</text:text-input></text:p>
          </table:table-cell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/if&gt;">&lt;/if&gt;</text:text-input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<text:text-input text:description="&lt;/for&gt;">&lt;/for&gt;</text:text-input>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P13"><text:span text:style-name="T1">Total a Recibir : <text:s text:c="3"/></text:span>$<text:span text:style-name="T1"><text:text-input text:description="&lt;nomina.payslip_net&gt;">Neto</text:text-input></text:span></text:p>
          </table:table-cell>
        </table:table-row>
      </table:table>
      <text:p text:style-name="P5"/>
      <text:p text:style-name="P5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___________________________</text:p>
            <text:p text:style-name="P14">Firma Autorizada</text:p>
          </table:table-cell>
          <table:table-cell table:style-name="Table7.A1" office:value-type="string">
            <text:p text:style-name="P6">____________________________</text:p>
            <text:p text:style-name="P6">Recibí Conforme</text:p>
            <text:p text:style-name="P11"><text:text-input text:description="&lt;get_name(nomina.employee_id)&gt;">Nombre Empleado</text:text-input></text:p>
            <text:p text:style-name="P11">C.I: <text:text-input text:description="&lt;nomina.employee_id.identification_id&gt;">Cédula/Pasaporte</text:text-input></text:p>
          </table:table-cell>
        </table:table-row>
      </table:table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9-05T10:53:13</meta:creation-date>
    <meta:generator>LibreOffice/3.5$Linux_x86 LibreOffice_project/350m1$Build-2</meta:generator>
    <dc:date>2013-06-21T16:39:49</dc:date>
    <dc:creator>Carlos Yumbillo</dc:creator>
    <meta:editing-duration>PT5H26M48S</meta:editing-duration>
    <meta:editing-cycles>85</meta:editing-cycles>
    <meta:document-statistic meta:table-count="8" meta:image-count="0" meta:object-count="0" meta:page-count="2" meta:paragraph-count="104" meta:word-count="209" meta:character-count="2083" meta:non-whitespace-character-count="1972"/>
  </office:meta>
</office:document-meta>
</file>